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Courier New" officeooo:rsid="0009edc1" officeooo:paragraph-rsid="0009edc1"/>
    </style:style>
    <style:style style:name="P2" style:family="paragraph" style:parent-style-name="Preformatted_20_Text">
      <style:text-properties fo:font-variant="normal" fo:text-transform="none" fo:color="#313131" style:font-name="Courier New" fo:font-size="9.75pt" fo:letter-spacing="normal" fo:font-style="normal" fo:font-weight="normal" officeooo:rsid="000b5bdf" officeooo:paragraph-rsid="000b5bdf"/>
    </style:style>
    <style:style style:name="P3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313131" style:font-name="Courier New" fo:letter-spacing="normal"/>
    </style:style>
    <style:style style:name="P4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313131" style:font-name="Courier New" fo:font-size="9.75pt" fo:letter-spacing="normal" fo:font-style="normal" fo:font-weight="normal"/>
    </style:style>
    <style:style style:name="P5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000088" style:font-name="Courier New" fo:font-size="9.75pt" fo:letter-spacing="normal" fo:font-style="normal" fo:font-weight="normal"/>
    </style:style>
    <style:style style:name="P6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000088" style:font-name="Courier New" fo:font-size="9.75pt" fo:letter-spacing="normal" fo:font-style="normal" fo:font-weight="normal" officeooo:paragraph-rsid="000b5bdf"/>
    </style:style>
    <style:style style:name="P7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style:font-name="Courier New"/>
    </style:style>
    <style:style style:name="P8" style:family="paragraph" style:parent-style-name="Text_20_body">
      <style:text-properties style:font-name="Courier New" officeooo:rsid="0009edc1" officeooo:paragraph-rsid="0009edc1"/>
    </style:style>
    <style:style style:name="P9" style:family="paragraph" style:parent-style-name="Text_20_body">
      <style:text-properties style:font-name="Courier New" officeooo:rsid="000b5bdf" officeooo:paragraph-rsid="000b5bdf"/>
    </style:style>
    <style:style style:name="P10" style:family="paragraph" style:parent-style-name="Text_20_body">
      <style:text-properties style:font-name="Courier New" officeooo:paragraph-rsid="000b5bdf"/>
    </style:style>
    <style:style style:name="P11" style:family="paragraph" style:parent-style-name="Preformatted_20_Text">
      <style:text-properties fo:font-variant="normal" fo:text-transform="none" fo:color="#000088" style:font-name="Courier New" fo:font-size="9.75pt" fo:letter-spacing="normal" fo:font-style="normal" fo:font-weight="normal" officeooo:rsid="000b5bdf" officeooo:paragraph-rsid="000b5bdf" style:font-style-asian="normal" style:font-style-complex="normal"/>
    </style:style>
    <style:style style:name="P12" style:family="paragraph" style:parent-style-name="Preformatted_20_Text">
      <style:text-properties fo:font-variant="normal" fo:text-transform="none" fo:color="#666600" style:font-name="Courier New" fo:font-size="9.75pt" fo:letter-spacing="normal" fo:font-style="normal" fo:font-weight="normal" officeooo:rsid="000b5bdf" officeooo:paragraph-rsid="000b5bdf"/>
    </style:style>
    <style:style style:name="P13" style:family="paragraph" style:parent-style-name="Preformatted_20_Text">
      <style:text-properties fo:font-variant="normal" fo:text-transform="none" fo:color="#313131" style:font-name="Courier New" fo:letter-spacing="normal" fo:font-style="normal" officeooo:rsid="000cdc99" officeooo:paragraph-rsid="000cdc99" style:font-style-asian="normal" style:font-style-complex="normal"/>
    </style:style>
    <style:style style:name="P14" style:family="paragraph" style:parent-style-name="Preformatted_20_Text">
      <loext:graphic-properties draw:fill="solid" draw:fill-color="#eeeeee" draw:opacity="100%"/>
      <style:paragraph-properties fo:margin-top="0.397cm" fo:margin-bottom="0.265cm" loext:contextual-spacing="false" style:line-height-at-least="0.423cm" fo:orphans="2" fo:widows="2" fo:background-color="#eeeeee" fo:padding="0.132cm" fo:border="0.06pt solid #d6d6d6"/>
      <style:text-properties fo:font-variant="normal" fo:text-transform="none" fo:color="#313131" style:font-name="Courier New" fo:font-size="9.75pt" fo:letter-spacing="normal" fo:font-style="normal" fo:font-weight="normal" officeooo:paragraph-rsid="000b5bdf"/>
    </style:style>
    <style:style style:name="P15" style:family="paragraph" style:parent-style-name="Preformatted_20_Text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313131" style:font-name="Courier New" fo:font-size="9pt" fo:letter-spacing="normal" fo:font-style="normal" fo:font-weight="normal"/>
    </style:style>
    <style:style style:name="P16" style:family="paragraph" style:parent-style-name="Preformatted_20_Text">
      <loext:graphic-properties draw:fill="solid" draw:fill-color="#f1f1f1" draw:opacity="100%"/>
      <style:paragraph-properties fo:margin-top="0cm" fo:margin-bottom="0cm" loext:contextual-spacing="false" fo:orphans="2" fo:widows="2" fo:background-color="#f1f1f1" fo:padding="0.132cm" fo:border="0.06pt solid #d6d6d6"/>
      <style:text-properties fo:font-variant="normal" fo:text-transform="none" fo:color="#313131" style:font-name="Courier New" fo:font-size="9pt" fo:letter-spacing="normal" fo:font-style="normal" fo:font-weight="normal"/>
    </style:style>
    <style:style style:name="P17" style:family="paragraph" style:parent-style-name="Heading_20_3">
      <style:text-properties style:font-name="Courier New"/>
    </style:style>
    <style:style style:name="P18" style:family="paragraph" style:parent-style-name="Heading_20_3">
      <style:text-properties style:font-name="Courier New" officeooo:rsid="000b5bdf" officeooo:paragraph-rsid="000b5bdf"/>
    </style:style>
    <style:style style:name="P19" style:family="paragraph" style:parent-style-name="Heading_20_3">
      <style:text-properties style:font-name="Courier New" officeooo:paragraph-rsid="000ebeef"/>
    </style:style>
    <style:style style:name="P20" style:family="paragraph" style:parent-style-name="Text_20_body">
      <style:text-properties style:font-name="Courier New" fo:font-style="normal" officeooo:rsid="0009edc1" officeooo:paragraph-rsid="0009edc1" style:font-style-asian="normal" style:font-style-complex="normal"/>
    </style:style>
    <style:style style:name="P21" style:family="paragraph" style:parent-style-name="Text_20_body">
      <style:text-properties style:font-name="Courier New" fo:font-style="normal" officeooo:rsid="000b5bdf" officeooo:paragraph-rsid="000b5bdf" style:font-style-asian="normal" style:font-style-complex="normal"/>
    </style:style>
    <style:style style:name="P22" style:family="paragraph" style:parent-style-name="Text_20_body">
      <style:text-properties style:font-name="Courier New" fo:font-style="normal" officeooo:rsid="000cdc99" officeooo:paragraph-rsid="000cdc99" style:font-style-asian="normal" style:font-style-complex="normal"/>
    </style:style>
    <style:style style:name="P23" style:family="paragraph" style:parent-style-name="Text_20_body">
      <style:text-properties style:font-name="Courier New" officeooo:rsid="000b5bdf" officeooo:paragraph-rsid="000b5bdf"/>
    </style:style>
    <style:style style:name="P24" style:family="paragraph" style:parent-style-name="Text_20_body">
      <style:text-properties fo:font-variant="normal" fo:text-transform="none" fo:color="#000000" style:font-name="Courier New" fo:font-size="10.5pt" fo:letter-spacing="normal" fo:font-style="normal" fo:font-weight="normal" officeooo:paragraph-rsid="000ebeef"/>
    </style:style>
    <style:style style:name="P25" style:family="paragraph" style:parent-style-name="Text_20_body">
      <style:text-properties style:font-name="Courier New" officeooo:paragraph-rsid="000ebeef"/>
    </style:style>
    <style:style style:name="P26" style:family="paragraph" style:parent-style-name="Text_20_body">
      <style:text-properties style:font-name="Courier New" officeooo:rsid="00113b49" officeooo:paragraph-rsid="00113b49"/>
    </style:style>
    <style:style style:name="P27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Courier New" fo:font-size="11.25pt" fo:letter-spacing="normal" fo:font-style="normal" fo:font-weight="normal"/>
    </style:style>
    <style:style style:name="P28" style:family="paragraph" style:parent-style-name="Text_20_body" style:list-style-name="L1">
      <loext:graphic-properties draw:fill="bitmap" style:repeat="no-repeat" draw:fill-image-ref-point="left"/>
      <style:paragraph-properties fo:margin-top="0cm" fo:margin-bottom="0.132cm" loext:contextual-spacing="false" style:line-height-at-least="0.635cm" fo:orphans="2" fo:widows="2" fo:padding="0cm" fo:border="none">
        <style:background-image style:position="center left" style:repeat="no-repeat"/>
      </style:paragraph-properties>
      <style:text-properties fo:font-variant="normal" fo:text-transform="none" fo:color="#000000" style:font-name="Courier New" fo:font-size="10.5pt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9.75pt" fo:font-style="normal" fo:font-weight="normal"/>
    </style:style>
    <style:style style:name="T4" style:family="text">
      <style:text-properties fo:font-size="9.75pt" fo:font-weight="normal"/>
    </style:style>
    <style:style style:name="T5" style:family="text">
      <style:text-properties fo:color="#000088"/>
    </style:style>
    <style:style style:name="T6" style:family="text">
      <style:text-properties fo:color="#000088" fo:font-size="9.75pt" fo:font-style="normal" fo:font-weight="normal"/>
    </style:style>
    <style:style style:name="T7" style:family="text">
      <style:text-properties style:font-style-asian="normal" style:font-style-complex="normal"/>
    </style:style>
    <style:style style:name="T8" style:family="text">
      <style:text-properties fo:color="#666600"/>
    </style:style>
    <style:style style:name="T9" style:family="text">
      <style:text-properties fo:color="#666600" style:font-style-asian="normal" style:font-style-complex="normal"/>
    </style:style>
    <style:style style:name="T10" style:family="text">
      <style:text-properties fo:color="#666600" fo:font-size="9.75pt" fo:font-weight="normal"/>
    </style:style>
    <style:style style:name="T11" style:family="text">
      <style:text-properties fo:color="#7f0055"/>
    </style:style>
    <style:style style:name="T12" style:family="text">
      <style:text-properties fo:color="#7f0055" style:font-style-asian="normal" style:font-style-complex="normal"/>
    </style:style>
    <style:style style:name="T13" style:family="text">
      <style:text-properties fo:color="#880000"/>
    </style:style>
    <style:style style:name="T14" style:family="text">
      <style:text-properties fo:color="#006666"/>
    </style:style>
    <style:style style:name="T15" style:family="text">
      <style:text-properties officeooo:rsid="000ebeef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Hive Lab</text:p>
      <text:p text:style-name="P8"/>
      <text:p text:style-name="P8">In this lab, we are going to use Apache Hive to access our data on our Hadoop cluster and run SQL statements to process and analyze our data. </text:p>
      <text:p text:style-name="P8"/>
      <text:h text:style-name="P17" text:outline-level="3">Step 1. </text:h>
      <text:p text:style-name="P8">Install Apache Derby. <text:s/>The zip file will be made available to you along with the instructions in the README file for installing this on your system. </text:p>
      <text:p text:style-name="P8">Edit your .bashrc file to add a DERBY_HOME variable (probably /<text:span text:style-name="T1">usr/</text:span><text:span text:style-name="T2">lib/derby)</text:span></text:p>
      <text:p text:style-name="P20">as well as editing your PATH variable to add $DERBY_HOME/bin</text:p>
      <text:p text:style-name="P20">Also edit the CLASSPATH variable to add the following:</text:p>
      <text:p text:style-name="P20">$DERBY_HOME/lib/derby.jar:$DERBY_HOME/lib/derbytools.jar</text:p>
      <text:p text:style-name="P22">Create a directory in Derby to store the metadata</text:p>
      <text:p text:style-name="P13">$ <text:span text:style-name="T4">mkdir $DERBY_HOME</text:span><text:span text:style-name="T10">/</text:span><text:span text:style-name="T4">data</text:span></text:p>
      <text:p text:style-name="P22"/>
      <text:p text:style-name="P21">Edit the hive-site.xml file and add the following lines. </text:p>
      <text:p text:style-name="P11">&lt;property&gt;</text:p>
      <text:p text:style-name="P3"><text:s text:c="3"/><text:span text:style-name="T6">&lt;name&gt;</text:span><text:span text:style-name="T3">javax.jdo.option.ConnectionURL</text:span><text:span text:style-name="T6">&lt;/name&gt;</text:span></text:p>
      <text:p text:style-name="P3"><text:s text:c="3"/><text:span text:style-name="T6">&lt;value&gt;</text:span><text:span text:style-name="T3">jdbc:derby://localhost:1527/metastore_db;create=true </text:span><text:span text:style-name="T6">&lt;/value&gt;</text:span></text:p>
      <text:p text:style-name="P3"><text:s text:c="3"/><text:span text:style-name="T6">&lt;description&gt;</text:span><text:span text:style-name="T3">JDBC connect string for a JDBC metastore </text:span><text:span text:style-name="T6">&lt;/description&gt;</text:span></text:p>
      <text:p text:style-name="P5">&lt;/property&gt;</text:p>
      <text:p text:style-name="P21"/>
      <text:p text:style-name="P21">In the conf directory, create a file called jpox.properties and add the following text into the file:</text:p>
      <text:p text:style-name="P2"><text:span text:style-name="T7">javax</text:span><text:span text:style-name="T9">.</text:span><text:span text:style-name="T7">jdo</text:span><text:span text:style-name="T9">.</text:span><text:span text:style-name="T12">PersistenceManagerFactoryClass</text:span><text:span text:style-name="T7"> </text:span><text:span text:style-name="T9">=</text:span></text:p>
      <text:p text:style-name="P7"/>
      <text:p text:style-name="P4">org<text:span text:style-name="T8">.</text:span>jpox<text:span text:style-name="T8">.</text:span><text:span text:style-name="T11">PersistenceManagerFactoryImpl</text:span></text:p>
      <text:p text:style-name="P4"><text:soft-page-break/>org<text:span text:style-name="T8">.</text:span>jpox<text:span text:style-name="T8">.</text:span>autoCreateSchema <text:span text:style-name="T8">=</text:span> <text:span text:style-name="T5">false</text:span></text:p>
      <text:p text:style-name="P4">org<text:span text:style-name="T8">.</text:span>jpox<text:span text:style-name="T8">.</text:span>validateTables <text:span text:style-name="T8">=</text:span> <text:span text:style-name="T5">false</text:span></text:p>
      <text:p text:style-name="P4">org<text:span text:style-name="T8">.</text:span>jpox<text:span text:style-name="T8">.</text:span>validateColumns <text:span text:style-name="T8">=</text:span> <text:span text:style-name="T5">false</text:span></text:p>
      <text:p text:style-name="P4">org<text:span text:style-name="T8">.</text:span>jpox<text:span text:style-name="T8">.</text:span>validateConstraints <text:span text:style-name="T8">=</text:span> <text:span text:style-name="T5">false</text:span></text:p>
      <text:p text:style-name="P4">org<text:span text:style-name="T8">.</text:span>jpox<text:span text:style-name="T8">.</text:span>storeManagerType <text:span text:style-name="T8">=</text:span> rdbms</text:p>
      <text:p text:style-name="P4">org<text:span text:style-name="T8">.</text:span>jpox<text:span text:style-name="T8">.</text:span>autoCreateSchema <text:span text:style-name="T8">=</text:span> <text:span text:style-name="T5">true</text:span></text:p>
      <text:p text:style-name="P4">org<text:span text:style-name="T8">.</text:span>jpox<text:span text:style-name="T8">.</text:span>autoStartMechanismMode <text:span text:style-name="T8">=</text:span> <text:span text:style-name="T5">checked</text:span></text:p>
      <text:p text:style-name="P4">org<text:span text:style-name="T8">.</text:span>jpox<text:span text:style-name="T8">.</text:span>transactionIsolation <text:span text:style-name="T8">=</text:span> read_committed</text:p>
      <text:p text:style-name="P4">javax<text:span text:style-name="T8">.</text:span>jdo<text:span text:style-name="T8">.</text:span>option<text:span text:style-name="T8">.</text:span><text:span text:style-name="T11">DetachAllOnCommit</text:span> <text:span text:style-name="T8">=</text:span> <text:span text:style-name="T5">true</text:span></text:p>
      <text:p text:style-name="P4">javax<text:span text:style-name="T8">.</text:span>jdo<text:span text:style-name="T8">.</text:span>option<text:span text:style-name="T8">.</text:span><text:span text:style-name="T11">NontransactionalRead</text:span> <text:span text:style-name="T8">=</text:span> <text:span text:style-name="T5">true</text:span></text:p>
      <text:p text:style-name="P4">javax<text:span text:style-name="T8">.</text:span>jdo<text:span text:style-name="T8">.</text:span>option<text:span text:style-name="T8">.</text:span><text:span text:style-name="T11">ConnectionDriverName</text:span> <text:span text:style-name="T8">=</text:span> org<text:span text:style-name="T8">.</text:span>apache<text:span text:style-name="T8">.</text:span>derby<text:span text:style-name="T8">.</text:span>jdbc<text:span text:style-name="T8">.</text:span><text:span text:style-name="T11">ClientDriver</text:span></text:p>
      <text:p text:style-name="P4">javax<text:span text:style-name="T8">.</text:span>jdo<text:span text:style-name="T8">.</text:span>option<text:span text:style-name="T8">.</text:span><text:span text:style-name="T11">ConnectionURL</text:span> <text:span text:style-name="T8">=</text:span> jdbc<text:span text:style-name="T8">:</text:span>derby<text:span text:style-name="T8">:</text:span><text:span text:style-name="T13">//hadoop1:1527/metastore_db;create = true</text:span></text:p>
      <text:p text:style-name="P4">javax<text:span text:style-name="T8">.</text:span>jdo<text:span text:style-name="T8">.</text:span>option<text:span text:style-name="T8">.</text:span><text:span text:style-name="T11">ConnectionUserName</text:span> <text:span text:style-name="T8">=</text:span> APP</text:p>
      <text:p text:style-name="P4">javax<text:span text:style-name="T8">.</text:span>jdo<text:span text:style-name="T8">.</text:span>option<text:span text:style-name="T8">.</text:span><text:span text:style-name="T11">ConnectionPassword</text:span> <text:span text:style-name="T8">=</text:span> mine</text:p>
      <text:p text:style-name="P21"/>
      <text:p text:style-name="P20"/>
      <text:p text:style-name="P20"/>
      <text:h text:style-name="P18" text:outline-level="3">Step 2. <text:s/>Create directories in HDFS for Hive</text:h>
      <text:p text:style-name="P9">Create a <text:span text:style-name="T1">tmp directory and a usrhive</text:span><text:span text:style-name="T2">warehouse folder inside HDFS using the hdfs dfs mkdir</text:span></text:p>
      <text:p text:style-name="P21">command. Set permissions on these folders so that group has write access (g+w)</text:p>
      <text:p text:style-name="P21"/>
      <text:h text:style-name="P18" text:outline-level="3">Step 3. <text:s/>Run Hive.</text:h>
      <text:p text:style-name="P9">Run hive by issuing the following <text:s/>commands. </text:p>
      <text:p text:style-name="P9">cd $HIVE_HOME</text:p>
      <text:p text:style-name="P9"><text:soft-page-break/>bin/hive</text:p>
      <text:p text:style-name="P9"/>
      <text:p text:style-name="P9">You should now see a prompt that looks like this:</text:p>
      <text:p text:style-name="P9">hive&gt;</text:p>
      <text:p text:style-name="P9">Run a show tables command. <text:s/></text:p>
      <text:p text:style-name="P9">You should see a responsible similar to this:</text:p>
      <text:p text:style-name="P9"/>
      <text:p text:style-name="P9"/>
      <text:p text:style-name="P9"/>
      <text:p text:style-name="P2">hive<text:span text:style-name="T8">&gt;</text:span> show tables<text:span text:style-name="T8">;</text:span> </text:p>
      <text:p text:style-name="P4">OK </text:p>
      <text:p text:style-name="P4"><text:span text:style-name="T11">Time</text:span> taken<text:span text:style-name="T8">:</text:span> <text:span text:style-name="T14">2.798</text:span> seconds </text:p>
      <text:p text:style-name="P4">hive<text:span text:style-name="T8">&gt;</text:span></text:p>
      <text:p text:style-name="P9"/>
      <text:h text:style-name="P18" text:outline-level="3">Step 4. Create a database schema. </text:h>
      <text:p text:style-name="P10"/>
      <text:p text:style-name="P9">In hive, run the following command:s</text:p>
      <text:p text:style-name="P2">hive &gt; CREATE DATABASE <text:span text:style-name="T8">[</text:span>IF NOT EXISTS<text:span text:style-name="T8">]</text:span> userdb<text:span text:style-name="T8">;</text:span></text:p>
      <text:p text:style-name="P12">hive&gt; SHOW DATABASES;</text:p>
      <text:p text:style-name="P12">The output should look like this:</text:p>
      <text:p text:style-name="P6">default</text:p>
      <text:p text:style-name="P14">userdb</text:p>
      <text:p text:style-name="P12"/>
      <text:p text:style-name="P9"/>
      <text:h text:style-name="P19" text:outline-level="3"><text:span text:style-name="T15">Step 5. <text:s/>Load data</text:span></text:h>
      <text:p text:style-name="P27">Generally, after creating a table in SQL, we can insert data using the Insert statement. But in Hive, we can insert data using the LOAD DATA statement.</text:p>
      <text:p text:style-name="P27">While inserting data into Hive, it is better to use LOAD DATA to store bulk records. There are two ways to load data: one is from local file system and second is from Hadoop file system.</text:p>
      <text:p text:style-name="P27"/>
      <text:p text:style-name="P27"><text:soft-page-break/></text:p>
      <text:p text:style-name="P15">LOAD DATA [LOCAL] INPATH 'filepath' [OVERWRITE] INTO TABLE tablename </text:p>
      <text:p text:style-name="P16">[PARTITION (partcol1=val1, partcol2=val2 ...)]</text:p>
      <text:p text:style-name="P27"/>
      <text:p text:style-name="P24">LOCAL is identifier to specify the local path. It is optional.</text:p>
      <text:list xml:id="list3873628370" text:style-name="L1">
        <text:list-item>
          <text:p text:style-name="P28">OVERWRITE is optional to overwrite the data in the table.</text:p>
        </text:list-item>
        <text:list-item>
          <text:p text:style-name="P28">PARTITION is optional.</text:p>
        </text:list-item>
      </text:list>
      <text:p text:style-name="P25"/>
      <text:p text:style-name="P26">You will be provided a file called ALBBSalaries.2003.formatted.csv</text:p>
      <text:p text:style-name="P26">This file will contain salaries for every player in the American baseball league for the year 2003 by team. <text:s/></text:p>
      <text:p text:style-name="P26">Using HIVE SQL, load this data, and run an aggregate query that will give the following results:</text:p>
      <text:p text:style-name="P26">team: total salary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4T08:58:39.479652838</meta:creation-date>
    <dc:date>2018-05-04T09:37:56.643170864</dc:date>
    <meta:editing-duration>PT33M5S</meta:editing-duration>
    <meta:editing-cycles>7</meta:editing-cycles>
    <meta:generator>LibreOffice/5.4.6.2$Linux_X86_64 LibreOffice_project/40m0$Build-2</meta:generator>
    <meta:document-statistic meta:table-count="0" meta:image-count="0" meta:object-count="0" meta:page-count="4" meta:paragraph-count="67" meta:word-count="455" meta:character-count="3252" meta:non-whitespace-character-count="2838"/>
  </office:meta>
</office:document-meta>
</file>